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_5f_1_5f_3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21cm" fo:min-width="1.172cm" fo:padding-top="0.142cm" fo:padding-bottom="0.142cm" fo:padding-left="0.267cm" fo:padding-right="0.267cm" draw:shadow="visible" draw:shadow-offset-x="0.035cm" draw:shadow-offset-y="0.035cm" loext:shadow-blur="0.176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Default_5f_2_5f_1_5f_3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87cm" fo:min-width="1.137cm" fo:padding-top="0.142cm" fo:padding-bottom="0.142cm" fo:padding-left="0.267cm" fo:padding-right="0.267cm" draw:shadow="visible" draw:shadow-offset-x="0.035cm" draw:shadow-offset-y="0.035cm" loext:shadow-blur="0.176cm"/>
      <style:paragraph-properties style:writing-mode="lr-tb"/>
    </style:style>
    <style:style style:name="gr4" style:family="graphic" style:parent-style-name="Default_5f_2_5f_1_5f_3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87cm" fo:min-width="1.138cm" fo:padding-top="0.142cm" fo:padding-bottom="0.142cm" fo:padding-left="0.267cm" fo:padding-right="0.267cm" draw:shadow="visible" draw:shadow-offset-x="0.035cm" draw:shadow-offset-y="0.035cm" loext:shadow-blur="0.176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64cm" svg:height="2.363cm" svg:x="4.845cm" svg:y="11.27cm">
          <text:p text:style-name="P1"><text:span text:style-name="T1">Produc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266cm" svg:y1="11.01cm" svg:x2="5.492cm" svg:y2="11.379cm">
          <text:p/>
        </draw:line>
        <draw:line draw:style-name="gr2" draw:text-style-name="P3" draw:layer="layout" svg:x1="6.857cm" svg:y1="10.949cm" svg:x2="6.568cm" svg:y2="11.38cm">
          <text:p/>
        </draw:line>
        <draw:line draw:style-name="gr2" draw:text-style-name="P3" draw:layer="layout" svg:x1="7.1cm" svg:y1="11.9cm" svg:x2="9.101cm" svg:y2="10.772cm">
          <text:p/>
        </draw:line>
        <draw:custom-shape draw:style-name="gr3" draw:text-style-name="P2" draw:layer="layout" svg:width="2.363cm" svg:height="2.363cm" svg:x="11.335cm" svg:y="8.735cm">
          <text:p text:style-name="P1"><text:span text:style-name="T1">Analy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63cm" svg:height="2.363cm" svg:x="6.185cm" svg:y="8.735cm">
          <text:p text:style-name="P1"><text:span text:style-name="T1">Perfor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364cm" svg:height="2.363cm" svg:x="8.759cm" svg:y="8.735cm">
          <text:p text:style-name="P1"><text:span text:style-name="T1">Percei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63cm" svg:height="2.363cm" svg:x="1.035cm" svg:y="8.735cm">
          <text:p text:style-name="P1"><text:span text:style-name="T1">Ma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364cm" svg:height="2.363cm" svg:x="3.609cm" svg:y="8.735cm">
          <text:p text:style-name="P1"><text:span text:style-name="T1">Compo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453cm" svg:y1="9.935cm" svg:x2="3.602cm" svg:y2="9.935cm">
          <text:p/>
        </draw:line>
        <draw:line draw:style-name="gr2" draw:text-style-name="P3" draw:layer="layout" svg:x1="6.036cm" svg:y1="9.935cm" svg:x2="6.185cm" svg:y2="9.935cm">
          <text:p/>
        </draw:line>
        <draw:line draw:style-name="gr2" draw:text-style-name="P3" draw:layer="layout" svg:x1="8.605cm" svg:y1="9.935cm" svg:x2="8.754cm" svg:y2="9.935cm">
          <text:p/>
        </draw:line>
        <draw:line draw:style-name="gr2" draw:text-style-name="P3" draw:layer="layout" svg:x1="11.181cm" svg:y1="9.935cm" svg:x2="11.33cm" svg:y2="9.9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2_5f_1_5f_1_5f_1" style:display-name="Defaul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" style:display-name="Object without fill_1_1_1_1_1" style:family="graphic" style:parent-style-name="Default_5f_1_5f_1_5f_1_5f_1_5f_1">
      <style:graphic-properties svg:stroke-color="#000000" draw:fill="none"/>
    </style:style>
    <style:style style:name="Default_5f_2_5f_1_5f_2" style:display-name="Default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2" style:display-name="Default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 style:parent-style-name="Default_5f_1_5f_1_5f_1_5f_2">
      <style:graphic-properties svg:stroke-color="#000000" draw:fill="none"/>
    </style:style>
    <style:style style:name="Default_5f_2_5f_1_5f_3" style:display-name="Default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" style:display-name="Default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" style:display-name="Object without fill_1_1_1_3" style:family="graphic" style:parent-style-name="Default_5f_1_5f_1_5f_1_5f_3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Default_5f_2_5f_1_5f_3_5f_1" style:display-name="Default_2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" style:display-name="Default_2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" style:display-name="Default_2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" style:display-name="Default_2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4">
      <style:graphic-properties svg:stroke-color="#000000" draw:fill="none"/>
    </style:style>
    <style:style style:name="Default_5f_2_5f_1_5f_3_5f_3" style:display-name="Default_2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3" style:display-name="Default_2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5">
      <style:graphic-properties svg:stroke-color="#000000" draw:fill="none"/>
    </style:style>
    <style:style style:name="Default_5f_2_5f_1_5f_3_5f_4" style:display-name="Default_2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4" style:display-name="Default_2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1" style:display-name="Default_2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1" style:display-name="Default_2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1" style:display-name="Default_2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1" style:display-name="Default_2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2" style:display-name="Default_2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2" style:display-name="Default_2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2" style:display-name="Default_2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2" style:display-name="Default_2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3" style:display-name="Default_2_1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3" style:display-name="Default_2_1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3" style:display-name="Default_2_1_3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3" style:display-name="Default_2_1_3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" style:display-name="Default_2_1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" style:display-name="Default_2_1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" style:display-name="Default_2_1_3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" style:display-name="Default_2_1_3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_5f_1" style:display-name="Default_2_1_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_5f_1" style:display-name="Default_2_1_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_5f_1" style:display-name="Default_2_1_3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_5f_1" style:display-name="Default_2_1_3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5" style:display-name="Default_2_1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5" style:display-name="Default_2_1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1" style:display-name="Default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" style:display-name="Default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_5f_1_5f_1" style:display-name="Default_2_1_3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_5f_1_5f_1" style:display-name="Default_2_1_3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_5f_1_5f_1" style:display-name="Default_2_1_3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_5f_1_5f_1" style:display-name="Default_2_1_3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10:10:42.938239500</meta:creation-date>
    <dc:date>2021-08-25T10:03:39.032437416</dc:date>
    <meta:editing-duration>PT2H44M41S</meta:editing-duration>
    <meta:editing-cycles>32</meta:editing-cycles>
    <meta:generator>LibreOffice/7.1.5.2$Linux_X86_64 LibreOffice_project/10$Build-2</meta:generator>
    <dc:creator>Alexander Refsum Jensenius</dc:creator>
    <meta:document-statistic meta:object-count="13"/>
  </office:meta>
</office:document-meta>
</file>